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1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marker-start-width="0.2cm" draw:marker-end-width="0.2cm" draw:stroke-linejoin="miter" draw:fill="solid" draw:fill-color="#ffffff"/>
    </style:style>
    <style:style style:name="gr3" style:family="graphic" style:parent-style-name="standard">
      <style:graphic-properties draw:stroke="none" svg:stroke-width="0.035cm" draw:marker-start-width="0.2cm" draw:marker-end-width="0.2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728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cm" fo:min-width="0.49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531cm" fo:min-width="3.24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5.333cm" fo:min-width="7.24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01cm" fo:min-width="0.30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87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399cm" fo:min-width="0.309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4cm" fo:min-width="0.30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31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  <style:paragraph-properties fo:text-align="center"/>
      <style:text-properties style:font-name="Latin Modern Math"/>
    </style:style>
    <style:style style:name="P5" style:family="paragraph">
      <loext:graphic-properties draw:fill="none" draw:fill-color="#ffffff"/>
      <style:text-properties style:font-name="Latin Modern Math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atin Modern Math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6e6e6"/>
      <style:paragraph-properties fo:text-align="center"/>
    </style:style>
    <style:style style:name="T1" style:family="text">
      <style:text-properties style:font-name="Latin Modern Math" fo:font-size="14pt" style:font-size-asian="14pt" style:font-size-complex="14pt"/>
    </style:style>
    <style:style style:name="T2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1cm" svg:height="2.42cm" svg:x="4.207cm" svg:y="7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12cm" svg:y="7.404cm" svg:viewBox="0 0 2845 492" draw:points="1423,492 0,492 0,0 2845,0 2845,492">
            <text:p/>
          </draw:polygon>
          <draw:path draw:style-name="gr3" draw:text-style-name="P3" draw:layer="layout" svg:width="0.115cm" svg:height="0.492cm" svg:x="4.561cm" svg:y="7.40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87cm" svg:y="7.55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64cm" svg:y="7.631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63cm" svg:y="7.72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62cm" svg:y="7.42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31cm" svg:y="7.55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09cm" svg:y="7.631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193cm" svg:y="7.40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11cm" svg:y="8.115cm" svg:viewBox="0 0 2856 492" draw:points="1428,492 0,492 0,0 2856,0 2856,492">
            <text:p/>
          </draw:polygon>
          <draw:path draw:style-name="gr3" draw:text-style-name="P3" draw:layer="layout" svg:width="0.115cm" svg:height="0.492cm" svg:x="4.56cm" svg:y="8.11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86cm" svg:y="8.26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63cm" svg:y="8.34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34cm" svg:y="8.46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41cm" svg:y="8.32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67cm" svg:y="8.431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66cm" svg:y="8.13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36cm" svg:y="8.26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13cm" svg:y="8.34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84cm" svg:y="8.46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6.99cm" svg:y="8.32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03cm" svg:y="8.11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13cm" svg:y="8.986cm" svg:viewBox="0 0 2926 488" draw:points="1462,488 0,488 0,0 2926,0 2926,488">
            <text:p/>
          </draw:polygon>
          <draw:path draw:style-name="gr3" draw:text-style-name="P3" draw:layer="layout" svg:width="0.116cm" svg:height="0.488cm" svg:x="4.462cm" svg:y="8.985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59cm" svg:y="9.13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69cm" svg:y="9.211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42cm" svg:y="9.33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38cm" svg:y="9.18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01cm" svg:y="9.299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02cm" svg:y="9.002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75cm" svg:y="9.13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55cm" svg:y="9.211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27cm" svg:y="9.33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25cm" svg:y="9.18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74cm" svg:y="8.985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custom-shape draw:style-name="gr4" draw:text-style-name="P4" draw:layer="layout" svg:width="3.542cm" svg:height="2.42cm" svg:x="12.696cm" svg:y="10.2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2.776cm" svg:y="11.145cm">
          <draw:text-box>
            <text:p><text:span text:style-name="T1">2-layer </text:span><text:span text:style-name="T1">ML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6" draw:text-style-name="P1" xml:id="id1" draw:id="id1" draw:layer="layout" svg:width="0.889cm" svg:height="0.889cm" svg:x="17.175cm" svg:y="9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6.338cm" svg:y1="11.506cm" svg:x2="17.619cm" svg:y2="10.261cm" draw:end-shape="id1" draw:end-glue-point="8" svg:d="M16338 11506v-363h1281v-882" svg:viewBox="0 0 1282 1246">
          <text:p/>
        </draw:connector>
        <draw:frame draw:style-name="gr8" draw:text-style-name="P7" draw:layer="layout" svg:width="0.997cm" svg:height="0.89cm" svg:x="15.083cm" svg:y="9.353cm">
          <draw:text-box>
            <text:p><text:span text:style-name="T2">+</text:span></text:p>
          </draw:text-box>
        </draw:frame>
        <draw:g>
          <svg:title>TexMaths</svg:title>
          <svg:desc>14§display§s_{t-k:t}§svg§600§FALSE§</svg:desc>
          <draw:polygon draw:style-name="gr2" draw:text-style-name="P2" draw:layer="layout" svg:width="2.483cm" svg:height="0.7cm" svg:x="4.545cm" svg:y="10.805cm" svg:viewBox="0 0 2484 701" draw:points="1242,701 0,701 0,0 2484,0 2484,701">
            <text:p/>
          </draw:polygon>
          <draw:path draw:style-name="gr3" draw:text-style-name="P3" draw:layer="layout" svg:width="0.388cm" svg:height="0.478cm" svg:x="4.599cm" svg:y="10.79cm" svg:viewBox="0 0 389 479" svg:d="M359 72c-30 0-51 24-51 48 0 15 9 30 33 30s48-18 48-60c0-45-45-90-126-90-140 0-179 108-179 156 0 81 81 99 110 105 54 9 111 21 111 81 0 26-24 113-152 113-15 0-96 0-120-54 39 3 66-27 66-56 0-24-18-36-39-36-27 0-60 21-60 68 0 60 60 102 153 102 170 0 212-128 212-173 0-39-21-66-33-78-30-30-60-36-108-45-35-9-77-15-77-63 0-33 24-96 116-96 27 0 81 6 96 48z">
            <text:p/>
          </draw:path>
          <draw:path draw:style-name="gr3" draw:text-style-name="P3" draw:layer="layout" svg:width="0.25cm" svg:height="0.469cm" svg:x="5.066cm" svg:y="10.955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  <draw:path draw:style-name="gr3" draw:text-style-name="P3" draw:layer="layout" svg:width="0.499cm" svg:height="0.038cm" svg:x="5.431cm" svg:y="11.212cm" svg:viewBox="0 0 500 39" svg:d="M470 39c12 0 30 0 30-18 0-21-15-21-30-21h-440c-12 0-30 0-30 18 0 21 18 21 30 21z">
            <text:p/>
          </draw:path>
          <draw:path draw:style-name="gr3" draw:text-style-name="P3" draw:layer="layout" svg:width="0.364cm" svg:height="0.52cm" svg:x="6.062cm" svg:y="10.904cm" svg:viewBox="0 0 365 521" svg:d="M177 21c0 0 3-9 3-12s-3-9-12-9c-15 0-75 6-96 6-6 3-15 3-15 18 0 12 9 12 18 12 36 0 36 3 36 9s0 12-3 18l-105 419c-3 12-3 15-3 15 0 12 9 24 24 24 21 0 30-15 36-30 0-3 33-134 36-143 54 6 96 20 96 59 0 3 0 9-3 15-3 12-3 15-3 24 0 51 44 75 80 75 72 0 93-111 93-114 0-9-9-9-12-9-9 0-12 3-15 18-9 33-30 84-66 84-18 0-24-18-24-39 0-12 0-12 3-33 0 0 3-15 3-21 0-65-86-77-119-80 21-12 51-36 63-48 35-36 74-69 116-69 9 0 18 0 24 9-33 3-39 30-39 42 0 15 12 27 30 27 21 0 42-18 42-48 0-24-18-51-57-51-42 0-81 30-119 63-30 30-54 54-87 66z">
            <text:p/>
          </draw:path>
          <draw:path draw:style-name="gr3" draw:text-style-name="P3" draw:layer="layout" svg:width="0.086cm" svg:height="0.32cm" svg:x="6.547cm" svg:y="11.096cm" svg:viewBox="0 0 87 321" svg:d="M87 42c0-24-21-42-42-42-27 0-45 21-45 42 0 27 21 45 45 45s42-21 42-45zM87 279c0-27-21-45-42-45-27 0-45 21-45 45s21 42 45 42 42-21 42-42z">
            <text:p/>
          </draw:path>
          <draw:path draw:style-name="gr3" draw:text-style-name="P3" draw:layer="layout" svg:width="0.25cm" svg:height="0.469cm" svg:x="6.738cm" svg:y="10.955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</draw:g>
        <draw:custom-shape draw:style-name="gr9" draw:text-style-name="P1" xml:id="id7" draw:id="id7" draw:layer="layout" svg:width="4.191cm" svg:height="6.223cm" svg:x="20.101cm" svg:y="9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6" draw:id="id6" draw:layer="layout" svg:width="8.382cm" svg:height="6.223cm" svg:x="10.017cm" svg:y="9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191cm" svg:height="6.223cm" svg:x="3.91cm" svg:y="6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41cm" svg:height="2.42cm" svg:x="4.208cm" svg:y="6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41cm" svg:height="2.42cm" svg:x="4.207cm" svg:y="9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842cm" svg:height="1.685cm" svg:x="5.567cm" svg:y="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(p_{t+1}, \Delta p_{t+1})§svg§600§FALSE§</svg:desc>
          <draw:polygon draw:style-name="gr2" draw:text-style-name="P2" draw:layer="layout" svg:width="2.844cm" svg:height="0.491cm" svg:x="4.513cm" svg:y="10.605cm" svg:viewBox="0 0 2845 492" draw:points="1423,492 0,492 0,0 2845,0 2845,492">
            <text:p/>
          </draw:polygon>
          <draw:path draw:style-name="gr3" draw:text-style-name="P3" draw:layer="layout" svg:width="0.115cm" svg:height="0.492cm" svg:x="4.562cm" svg:y="10.60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88cm" svg:y="10.75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65cm" svg:y="10.83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54cm" svg:height="0.254cm" svg:x="5.122cm" svg:y="10.834cm" svg:viewBox="0 0 255 255" svg:d="M136 136h106c4 0 13 0 13-9 0-8-9-8-13-8h-106v-106c0-5 0-13-9-13-8 0-8 8-8 13v106h-106c-5 0-13 0-13 8 0 9 8 9 13 9h106v106c0 4 0 13 8 13 9 0 9-7 9-13z">
            <text:p/>
          </draw:path>
          <draw:path draw:style-name="gr3" draw:text-style-name="P3" draw:layer="layout" svg:width="0.126cm" svg:height="0.229cm" svg:x="5.437cm" svg:y="10.81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64cm" svg:y="10.921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63cm" svg:y="10.62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32cm" svg:y="10.75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1cm" svg:y="10.832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54cm" svg:height="0.254cm" svg:x="6.668cm" svg:y="10.834cm" svg:viewBox="0 0 255 255" svg:d="M136 136h106c4 0 13 0 13-9 0-8-9-8-13-8h-106v-106c0-5 0-13-9-13-8 0-8 8-8 13v106h-106c-5 0-13 0-13 8 0 9 8 9 13 9h106v106c0 4 0 13 8 13 9 0 9-7 9-13z">
            <text:p/>
          </draw:path>
          <draw:path draw:style-name="gr3" draw:text-style-name="P3" draw:layer="layout" svg:width="0.126cm" svg:height="0.229cm" svg:x="6.981cm" svg:y="10.81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194cm" svg:y="10.60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custom-shape draw:style-name="gr4" draw:text-style-name="P4" xml:id="id5" draw:id="id5" draw:layer="layout" svg:width="3.542cm" svg:height="2.42cm" svg:x="14.596cm" svg:y="11.0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4.611cm" svg:y="11.911cm">
          <draw:text-box>
            <text:p><text:span text:style-name="T1">2-</text:span><text:span text:style-name="T1">la</text:span><text:span text:style-name="T1">y</text:span><text:span text:style-name="T1">er </text:span><text:span text:style-name="T1">M</text:span><text:span text:style-name="T1">L</text:span><text:span text:style-name="T1">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2" draw:text-style-name="P4" xml:id="id3" draw:id="id3" draw:layer="layout" svg:width="3.543cm" svg:height="2.42cm" svg:x="10.298cm" svg:y="11.0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3.376cm" svg:height="2.856cm" svg:x="10.705cm" svg:y="11.541cm">
          <draw:text-box>
            <text:p><text:span text:style-name="T1">3</text:span><text:span text:style-name="T1">-</text:span><text:span text:style-name="T1">l</text:span><text:span text:style-name="T1">a</text:span><text:span text:style-name="T1">y</text:span><text:span text:style-name="T1">e</text:span><text:span text:style-name="T1">r </text:span><text:span text:style-name="T1">D</text:span><text:span text:style-name="T1">e</text:span><text:span text:style-name="T1">C</text:span><text:span text:style-name="T1">o</text:span><text:span text:style-name="T1">n</text:span><text:span text:style-name="T1">v</text:span><text:span text:style-name="T1">N</text:span><text:span text:style-name="T1">e</text:span><text:span text:style-name="T1">t </text:span></text:p>
            <text:p><text:span text:style-name="T1"/></text:p>
            <text:p><text:span text:style-name="T1"/></text:p>
            <text:p><text:span text:style-name="T1"/></text:p>
          </draw:text-box>
        </draw:frame>
        <draw:g>
          <svg:title>TexMaths</svg:title>
          <svg:desc>14§display§s_{t+1}§svg§600§FALSE§</svg:desc>
          <draw:polygon draw:style-name="gr2" draw:text-style-name="P2" draw:layer="layout" svg:width="1.658cm" svg:height="0.621cm" svg:x="5.114cm" svg:y="4.716cm" svg:viewBox="0 0 1659 622" draw:points="831,622 0,622 0,0 1659,0 1659,622">
            <text:p/>
          </draw:polygon>
          <draw:path draw:style-name="gr3" draw:text-style-name="P3" draw:layer="layout" svg:width="0.344cm" svg:height="0.424cm" svg:x="5.162cm" svg:y="4.703cm" svg:viewBox="0 0 345 425" svg:d="M318 64c-26 0-45 21-45 42 0 14 8 27 30 27 21 0 42-16 42-53 0-40-40-80-111-80-125 0-160 96-160 138 0 72 72 88 98 93 48 8 99 19 99 72 0 24-22 101-136 101-13 0-85 0-106-48 35 3 59-24 59-50 0-22-16-32-35-32-24 0-53 18-53 61 0 53 53 90 135 90 152 0 189-114 189-154 0-35-19-58-29-69-27-27-54-32-96-40-32-8-69-13-69-56 0-29 21-85 104-85 23 0 71 6 84 43z">
            <text:p/>
          </draw:path>
          <draw:path draw:style-name="gr3" draw:text-style-name="P3" draw:layer="layout" svg:width="0.222cm" svg:height="0.416cm" svg:x="5.576cm" svg:y="4.849cm" svg:viewBox="0 0 223 417" svg:d="M135 151h67c13 0 21 0 21-15 0-8-8-8-19-8h-63l24-99c0-2 2-5 2-8 0-13-8-21-21-21-19 0-27 11-32 29-5 16 3-16-26 99h-67c-13 0-21 0-21 13 0 10 8 10 19 10h63l-40 155c-2 18-8 39-8 50 0 37 32 61 69 61 75 0 117-90 117-101 0-8-10-8-10-8-8 0-11 3-16 13-19 40-51 78-88 78-13 0-24-8-24-32 0-6 3-22 6-27z">
            <text:p/>
          </draw:path>
          <draw:path draw:style-name="gr3" draw:text-style-name="P3" draw:layer="layout" svg:width="0.482cm" svg:height="0.483cm" svg:x="5.876cm" svg:y="4.852cm" svg:viewBox="0 0 483 484" svg:d="M257 258h202c8 0 24 0 24-16s-16-16-24-16h-202v-202c0-8 0-24-16-24-15 0-15 16-15 24v202h-202c-8 0-24 0-24 16s16 16 24 16h202v202c0 8 0 24 15 24 16 0 16-14 16-24z">
            <text:p/>
          </draw:path>
          <draw:path draw:style-name="gr3" draw:text-style-name="P3" draw:layer="layout" svg:width="0.24cm" svg:height="0.435cm" svg:x="6.473cm" svg:y="4.823cm" svg:viewBox="0 0 241 436" svg:d="M149 19c0-19 0-19-19-19-42 43-103 43-130 43v23c16 0 58 0 96-18v335c0 21 0 29-67 29h-24v24c11 0 93-3 117-3 21 0 104 3 119 3v-24h-26c-66 0-66-8-66-29z">
            <text:p/>
          </draw:path>
        </draw:g>
        <draw:custom-shape draw:style-name="gr1" draw:text-style-name="P1" draw:layer="layout" svg:width="3.541cm" svg:height="2.42cm" svg:x="4.218cm" svg:y="14.4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23cm" svg:y="14.534cm" svg:viewBox="0 0 2845 492" draw:points="1423,492 0,492 0,0 2845,0 2845,492">
            <text:p/>
          </draw:polygon>
          <draw:path draw:style-name="gr3" draw:text-style-name="P3" draw:layer="layout" svg:width="0.115cm" svg:height="0.492cm" svg:x="4.572cm" svg:y="14.53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8cm" svg:y="14.68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5cm" svg:y="14.761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74cm" svg:y="14.85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73cm" svg:y="14.55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2cm" svg:y="14.68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cm" svg:y="14.761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204cm" svg:y="14.53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22cm" svg:y="15.245cm" svg:viewBox="0 0 2856 492" draw:points="1428,492 0,492 0,0 2856,0 2856,492">
            <text:p/>
          </draw:polygon>
          <draw:path draw:style-name="gr3" draw:text-style-name="P3" draw:layer="layout" svg:width="0.115cm" svg:height="0.492cm" svg:x="4.571cm" svg:y="15.24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7cm" svg:y="15.39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4cm" svg:y="15.47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45cm" svg:y="15.59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52cm" svg:y="15.45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78cm" svg:y="15.561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77cm" svg:y="15.26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7cm" svg:y="15.39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4cm" svg:y="15.47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95cm" svg:y="15.59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7.001cm" svg:y="15.45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14cm" svg:y="15.24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24cm" svg:y="16.116cm" svg:viewBox="0 0 2926 488" draw:points="1462,488 0,488 0,0 2926,0 2926,488">
            <text:p/>
          </draw:polygon>
          <draw:path draw:style-name="gr3" draw:text-style-name="P3" draw:layer="layout" svg:width="0.116cm" svg:height="0.488cm" svg:x="4.473cm" svg:y="16.115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601cm" svg:y="16.26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8cm" svg:y="16.341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53cm" svg:y="16.46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49cm" svg:y="16.31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12cm" svg:y="16.429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13cm" svg:y="16.132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86cm" svg:y="16.26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66cm" svg:y="16.341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38cm" svg:y="16.46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36cm" svg:y="16.31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85cm" svg:y="16.115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g>
          <svg:title>TexMaths</svg:title>
          <svg:desc>14§display§s_{t-k:t}§svg§600§FALSE§</svg:desc>
          <draw:polygon draw:style-name="gr2" draw:text-style-name="P2" draw:layer="layout" svg:width="2.483cm" svg:height="0.7cm" svg:x="4.556cm" svg:y="17.935cm" svg:viewBox="0 0 2484 701" draw:points="1242,701 0,701 0,0 2484,0 2484,701">
            <text:p/>
          </draw:polygon>
          <draw:path draw:style-name="gr3" draw:text-style-name="P3" draw:layer="layout" svg:width="0.388cm" svg:height="0.478cm" svg:x="4.61cm" svg:y="17.92cm" svg:viewBox="0 0 389 479" svg:d="M359 72c-30 0-51 24-51 48 0 15 9 30 33 30s48-18 48-60c0-45-45-90-126-90-140 0-179 108-179 156 0 81 81 99 110 105 54 9 111 21 111 81 0 26-24 113-152 113-15 0-96 0-120-54 39 3 66-27 66-56 0-24-18-36-39-36-27 0-60 21-60 68 0 60 60 102 153 102 170 0 212-128 212-173 0-39-21-66-33-78-30-30-60-36-108-45-35-9-77-15-77-63 0-33 24-96 116-96 27 0 81 6 96 48z">
            <text:p/>
          </draw:path>
          <draw:path draw:style-name="gr3" draw:text-style-name="P3" draw:layer="layout" svg:width="0.25cm" svg:height="0.469cm" svg:x="5.077cm" svg:y="18.085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  <draw:path draw:style-name="gr3" draw:text-style-name="P3" draw:layer="layout" svg:width="0.499cm" svg:height="0.038cm" svg:x="5.442cm" svg:y="18.342cm" svg:viewBox="0 0 500 39" svg:d="M470 39c12 0 30 0 30-18 0-21-15-21-30-21h-440c-12 0-30 0-30 18 0 21 18 21 30 21z">
            <text:p/>
          </draw:path>
          <draw:path draw:style-name="gr3" draw:text-style-name="P3" draw:layer="layout" svg:width="0.364cm" svg:height="0.52cm" svg:x="6.073cm" svg:y="18.034cm" svg:viewBox="0 0 365 521" svg:d="M177 21c0 0 3-9 3-12s-3-9-12-9c-15 0-75 6-96 6-6 3-15 3-15 18 0 12 9 12 18 12 36 0 36 3 36 9s0 12-3 18l-105 419c-3 12-3 15-3 15 0 12 9 24 24 24 21 0 30-15 36-30 0-3 33-134 36-143 54 6 96 20 96 59 0 3 0 9-3 15-3 12-3 15-3 24 0 51 44 75 80 75 72 0 93-111 93-114 0-9-9-9-12-9-9 0-12 3-15 18-9 33-30 84-66 84-18 0-24-18-24-39 0-12 0-12 3-33 0 0 3-15 3-21 0-65-86-77-119-80 21-12 51-36 63-48 35-36 74-69 116-69 9 0 18 0 24 9-33 3-39 30-39 42 0 15 12 27 30 27 21 0 42-18 42-48 0-24-18-51-57-51-42 0-81 30-119 63-30 30-54 54-87 66z">
            <text:p/>
          </draw:path>
          <draw:path draw:style-name="gr3" draw:text-style-name="P3" draw:layer="layout" svg:width="0.086cm" svg:height="0.32cm" svg:x="6.558cm" svg:y="18.226cm" svg:viewBox="0 0 87 321" svg:d="M87 42c0-24-21-42-42-42-27 0-45 21-45 42 0 27 21 45 45 45s42-21 42-45zM87 279c0-27-21-45-42-45-27 0-45 21-45 45s21 42 45 42 42-21 42-42z">
            <text:p/>
          </draw:path>
          <draw:path draw:style-name="gr3" draw:text-style-name="P3" draw:layer="layout" svg:width="0.25cm" svg:height="0.469cm" svg:x="6.749cm" svg:y="18.085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</draw:g>
        <draw:custom-shape draw:style-name="gr9" draw:text-style-name="P1" draw:layer="layout" svg:width="4.191cm" svg:height="6.223cm" svg:x="3.921cm" svg:y="13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41cm" svg:height="2.42cm" svg:x="4.219cm" svg:y="13.7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41cm" svg:height="2.42cm" svg:x="4.218cm" svg:y="16.8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843cm" svg:height="1.683cm" svg:x="5.28cm" svg:y="13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842cm" svg:height="1.684cm" svg:x="5.413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842cm" svg:height="1.684cm" svg:x="5.546cm" svg:y="14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842cm" svg:height="1.685cm" svg:x="5.678cm" svg:y="14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23cm" svg:y="16.934cm" svg:viewBox="0 0 2845 492" draw:points="1423,492 0,492 0,0 2845,0 2845,492">
            <text:p/>
          </draw:polygon>
          <draw:path draw:style-name="gr3" draw:text-style-name="P3" draw:layer="layout" svg:width="0.115cm" svg:height="0.492cm" svg:x="4.572cm" svg:y="16.93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8cm" svg:y="17.08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5cm" svg:y="17.161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74cm" svg:y="17.25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73cm" svg:y="16.95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2cm" svg:y="17.084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cm" svg:y="17.161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204cm" svg:y="16.93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22cm" svg:y="17.645cm" svg:viewBox="0 0 2856 492" draw:points="1428,492 0,492 0,0 2856,0 2856,492">
            <text:p/>
          </draw:polygon>
          <draw:path draw:style-name="gr3" draw:text-style-name="P3" draw:layer="layout" svg:width="0.115cm" svg:height="0.492cm" svg:x="4.571cm" svg:y="17.64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7cm" svg:y="17.79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4cm" svg:y="17.87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45cm" svg:y="17.99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52cm" svg:y="17.85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78cm" svg:y="17.961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77cm" svg:y="17.66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7cm" svg:y="17.79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4cm" svg:y="17.87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95cm" svg:y="17.993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7.001cm" svg:y="17.858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14cm" svg:y="17.64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24cm" svg:y="18.516cm" svg:viewBox="0 0 2926 488" draw:points="1462,488 0,488 0,0 2926,0 2926,488">
            <text:p/>
          </draw:polygon>
          <draw:path draw:style-name="gr3" draw:text-style-name="P3" draw:layer="layout" svg:width="0.116cm" svg:height="0.488cm" svg:x="4.473cm" svg:y="18.515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601cm" svg:y="18.66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8cm" svg:y="18.741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53cm" svg:y="18.86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49cm" svg:y="18.71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12cm" svg:y="18.829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13cm" svg:y="18.532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86cm" svg:y="18.665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66cm" svg:y="18.741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38cm" svg:y="18.861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36cm" svg:y="18.718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85cm" svg:y="18.515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g>
          <svg:title>TexMaths</svg:title>
          <svg:desc>14§display§s_{t-k:t}§svg§600§FALSE§</svg:desc>
          <draw:polygon draw:style-name="gr2" draw:text-style-name="P2" draw:layer="layout" svg:width="2.393cm" svg:height="0.675cm" svg:x="4.856cm" svg:y="19.782cm" svg:viewBox="0 0 2394 676" draw:points="1197,676 0,676 0,0 2394,0 2394,676">
            <text:p/>
          </draw:polygon>
          <draw:path draw:style-name="gr3" draw:text-style-name="P3" draw:layer="layout" svg:width="0.374cm" svg:height="0.461cm" svg:x="4.908cm" svg:y="19.768cm" svg:viewBox="0 0 375 462" svg:d="M346 69c-29 0-49 23-49 47 0 14 9 28 32 28s46-17 46-57c0-44-43-87-121-87-136 0-173 104-173 150 0 78 78 95 106 101 52 9 107 20 107 78 0 26-23 110-147 110-14 0-92 0-115-52 37 3 63-26 63-55 0-23-17-35-37-35-26 0-58 21-58 67 0 58 58 98 147 98 165 0 205-124 205-167 0-38-20-64-32-76-29-28-58-34-104-43-34-9-75-14-75-60 0-32 23-93 113-93 26 0 78 6 92 46z">
            <text:p/>
          </draw:path>
          <draw:path draw:style-name="gr3" draw:text-style-name="P3" draw:layer="layout" svg:width="0.241cm" svg:height="0.452cm" svg:x="5.358cm" svg:y="19.927cm" svg:viewBox="0 0 242 453" svg:d="M147 165h72c15 0 23 0 23-18 0-8-8-8-20-8h-69l26-107c0-3 3-6 3-9 0-14-9-23-23-23-21 0-29 12-35 32-6 17 3-18-29 107h-72c-14 0-23 0-23 14 0 12 9 12 20 12h69l-43 167c-3 20-9 43-9 55 0 40 35 66 75 66 81 0 127-98 127-109 0-9-11-9-11-9-9 0-12 3-17 14-21 44-55 84-96 84-14 0-26-8-26-34 0-6 3-24 6-29z">
            <text:p/>
          </draw:path>
          <draw:path draw:style-name="gr3" draw:text-style-name="P3" draw:layer="layout" svg:width="0.481cm" svg:height="0.037cm" svg:x="5.71cm" svg:y="20.175cm" svg:viewBox="0 0 482 38" svg:d="M453 38c11 0 29 0 29-18 0-20-15-20-29-20h-424c-12 0-29 0-29 17 0 21 17 21 29 21z">
            <text:p/>
          </draw:path>
          <draw:path draw:style-name="gr3" draw:text-style-name="P3" draw:layer="layout" svg:width="0.351cm" svg:height="0.501cm" svg:x="6.318cm" svg:y="19.878cm" svg:viewBox="0 0 352 502" svg:d="M170 20c0 0 3-8 3-11s-3-9-11-9c-15 0-73 6-93 6-6 3-14 3-14 17 0 12 8 12 17 12 35 0 35 3 35 8 0 6 0 12-3 18l-101 404c-3 12-3 14-3 14 0 12 9 23 23 23 20 0 29-14 35-28 0-3 31-130 34-139 52 6 93 20 93 58 0 3 0 8-3 14-3 12-3 15-3 23 0 49 43 72 78 72 69 0 89-106 89-109 0-9-9-9-11-9-9 0-12 3-15 17-8 32-29 81-63 81-18 0-23-17-23-37 0-12 0-12 3-32 0 0 2-14 2-20 0-64-83-75-115-78 20-12 49-35 61-46 34-35 72-67 112-67 9 0 17 0 23 9-32 3-37 29-37 40 0 15 11 26 29 26 20 0 40-17 40-46 0-23-17-49-55-49-40 0-78 29-115 61-29 28-52 52-84 63z">
            <text:p/>
          </draw:path>
          <draw:path draw:style-name="gr3" draw:text-style-name="P3" draw:layer="layout" svg:width="0.083cm" svg:height="0.308cm" svg:x="6.786cm" svg:y="20.063cm" svg:viewBox="0 0 84 309" svg:d="M84 40c0-23-21-40-41-40-26 0-43 20-43 40 0 26 20 44 43 44s41-20 41-44zM84 269c0-26-21-44-41-44-26 0-43 20-43 44 0 23 20 40 43 40s41-20 41-40z">
            <text:p/>
          </draw:path>
          <draw:path draw:style-name="gr3" draw:text-style-name="P3" draw:layer="layout" svg:width="0.241cm" svg:height="0.452cm" svg:x="6.97cm" svg:y="19.927cm" svg:viewBox="0 0 242 453" svg:d="M147 165h72c15 0 23 0 23-18 0-8-8-8-20-8h-69l26-107c0-3 3-6 3-9 0-14-9-23-23-23-21 0-29 12-35 32-6 17 3-18-29 107h-72c-14 0-23 0-23 14 0 12 9 12 20 12h69l-43 167c-3 20-9 43-9 55 0 40 35 66 75 66 81 0 127-98 127-109 0-9-11-9-11-9-9 0-12 3-17 14-21 44-55 84-96 84-14 0-26-8-26-34 0-6 3-24 6-29z">
            <text:p/>
          </draw:path>
        </draw:g>
        <draw:connector draw:style-name="gr7" draw:text-style-name="P6" draw:layer="layout" svg:x1="7.76cm" svg:y1="14.934cm" svg:x2="10.298cm" svg:y2="12.243cm" draw:start-shape="id2" draw:start-glue-point="1" draw:end-shape="id3" draw:end-glue-point="3" svg:d="M7760 14934h1269v-2691h1269" svg:viewBox="0 0 2539 2692">
          <text:p/>
        </draw:connector>
        <draw:connector draw:style-name="gr7" draw:text-style-name="P6" draw:layer="layout" svg:x1="7.749cm" svg:y1="7.804cm" svg:x2="10.298cm" svg:y2="12.243cm" draw:start-shape="id4" draw:start-glue-point="1" draw:end-shape="id3" draw:end-glue-point="3" svg:d="M7749 7804h1274v4439h1275" svg:viewBox="0 0 2550 4440">
          <text:p/>
        </draw:connector>
        <draw:connector draw:style-name="gr7" draw:text-style-name="P6" draw:layer="layout" svg:x1="13.841cm" svg:y1="12.243cm" svg:x2="14.596cm" svg:y2="12.306cm" draw:start-shape="id3" draw:start-glue-point="1" draw:end-shape="id5" draw:end-glue-point="3" svg:d="M13841 12243h378v63h377" svg:viewBox="0 0 756 64">
          <text:p/>
        </draw:connector>
        <draw:custom-shape draw:style-name="gr16" draw:text-style-name="P1" draw:layer="layout" svg:width="0.381cm" svg:height="0.381cm" svg:x="22.009cm" svg:y="10.3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0.7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1.1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1.5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1.9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2.3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2.7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3.1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381cm" svg:height="0.381cm" svg:x="22.009cm" svg:y="13.573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8.399cm" svg:y1="12.258cm" svg:x2="20.101cm" svg:y2="12.239cm" draw:start-shape="id6" draw:start-glue-point="1" draw:end-shape="id7" draw:end-glue-point="3" svg:d="M18399 12258h851v-19h851" svg:viewBox="0 0 1703 20">
          <text:p/>
        </draw:connector>
        <draw:g>
          <svg:title>TexMaths</svg:title>
          <svg:desc>14§display§z_t§svg§600§FALSE§</svg:desc>
          <draw:polygon draw:style-name="gr18" draw:text-style-name="P2" draw:layer="layout" svg:width="0.646cm" svg:height="0.488cm" svg:x="21.943cm" svg:y="8.124cm" svg:viewBox="0 0 647 489" draw:points="323,489 0,489 0,0 647,0 647,489">
            <text:p/>
          </draw:polygon>
          <draw:path draw:style-name="gr19" draw:text-style-name="P3" draw:layer="layout" svg:width="0.358cm" svg:height="0.382cm" svg:x="21.979cm" svg:y="8.112cm" svg:viewBox="0 0 359 383" svg:d="M77 304c45-50 69-69 100-96 0-2 53-45 84-76 79-79 98-120 98-122 0-10-7-10-9-10-5 0-8 2-12 10-27 40-43 55-65 55-19 0-29-15-43-29-14-19-29-36-58-36-64 0-103 79-103 96 0 5 3 9 10 9s10-4 12-9c17-38 65-38 72-38 17 0 33 4 53 11 33 12 43 12 64 12-29 39-100 99-117 113l-77 70c-57 57-86 105-86 112s10 7 10 7c7 0 9 0 14-9 19-31 45-53 72-53 19 0 29 7 50 31 14 19 29 31 53 31 84 0 134-107 134-129 0-5-5-10-12-10s-7 5-12 12c-19 56-72 72-101 72-16 0-31-7-50-12-29-12-41-14-60-14 0 0-14 0-21 2z">
            <text:p/>
          </draw:path>
          <draw:path draw:style-name="gr19" draw:text-style-name="P3" draw:layer="layout" svg:width="0.2cm" svg:height="0.375cm" svg:x="22.357cm" svg:y="8.244cm" svg:viewBox="0 0 201 376" svg:d="M122 137h60c12 0 19 0 19-15 0-7-7-7-17-7h-57l21-89c0-2 3-4 3-7 0-12-7-19-19-19-17 0-24 10-29 26-5 15 2-14-24 89h-60c-12 0-19 0-19 12 0 10 7 10 17 10h57l-36 139c-2 16-7 36-7 45 0 34 29 55 62 55 67 0 106-81 106-91 0-7-10-7-10-7-7 0-9 2-14 12-17 36-46 69-79 69-12 0-22-7-22-28 0-5 3-19 5-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22:19:08.455762066</meta:creation-date>
    <dc:date>2018-08-31T00:52:43.139197210</dc:date>
    <meta:editing-duration>P1DT33M4S</meta:editing-duration>
    <meta:editing-cycles>8</meta:editing-cycles>
    <meta:generator>LibreOffice/5.1.6.2$Linux_X86_64 LibreOffice_project/10m0$Build-2</meta:generator>
    <meta:document-statistic meta:object-count="199"/>
  </office:meta>
</office:document-meta>
</file>